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EA0000029E28BA1D1BB7E18A0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_5f_-title">
      <style:graphic-properties fo:min-height="1.328cm"/>
      <style:paragraph-properties style:writing-mode="lr-tb"/>
    </style:style>
    <style:style style:name="pr4" style:family="presentation" style:parent-style-name="Blue_5f_Curve1_5f_-notes">
      <style:graphic-properties draw:fill-color="#ffffff" fo:min-height="13.364cm"/>
      <style:paragraph-properties style:writing-mode="lr-tb"/>
    </style:style>
    <style:style style:name="pr5" style:family="presentation" style:parent-style-name="Blue_5f_Curve1-title">
      <style:graphic-properties draw:auto-grow-height="true" fo:min-height="1.328cm"/>
      <style:paragraph-properties style:writing-mode="lr-tb"/>
    </style:style>
    <style:style style:name="pr6" style:family="presentation" style:parent-style-name="Blue_5f_Curve1-outline1">
      <style:graphic-properties fo:min-height="5.576cm"/>
      <style:paragraph-properties style:writing-mode="lr-tb"/>
    </style:style>
    <style:style style:name="pr7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Strings in Detail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 presentation:user-transformed="true">
          <draw:text-box>
            <text:p><text:span text:style-name="T1">Ref: https://www.w3schools.com/jsref/jsref_obj_string.asp</text:span></text:p>
          </draw:text-box>
        </draw:frame>
        <draw:frame draw:style-name="gr2" draw:text-style-name="P3" draw:layer="layout" svg:width="19.876cm" svg:height="13.291cm" svg:x="0.624cm" svg:y="2.209cm">
          <draw:image xlink:href="Pictures/10000001000003EA0000029E28BA1D1BB7E18A0B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 presentation:placeholder="true">
          <draw:text-box/>
        </draw:frame>
        <draw:frame presentation:style-name="pr6" draw:text-style-name="P1" draw:layer="layout" svg:width="26cm" svg:height="10cm" svg:x="1cm" svg:y="3cm" presentation:class="outline" presentation:placeholder="true">
          <draw:text-box/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draw:fill="none" draw:auto-grow-height="false" draw:fit-to-size="false" style:shrink-to-fit="false">
        <text:list-style style:name="Blue_5f_Curve1_5f_-outline1" style:display-name="Blue_Curve1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</style:style>
    <style:style style:name="Blue_5f_Curve1_5f_-outline6" style:display-name="Blue_Curve1_-outline6" style:family="presentation" style:parent-style-name="Blue_5f_Curve1_5f_-outline5"/>
    <style:style style:name="Blue_5f_Curve1_5f_-outline7" style:display-name="Blue_Curve1_-outline7" style:family="presentation" style:parent-style-name="Blue_5f_Curve1_5f_-outline6"/>
    <style:style style:name="Blue_5f_Curve1_5f_-outline8" style:display-name="Blue_Curve1_-outline8" style:family="presentation" style:parent-style-name="Blue_5f_Curve1_5f_-outline7"/>
    <style:style style:name="Blue_5f_Curve1_5f_-outline9" style:display-name="Blue_Curve1_-outline9" style:family="presentation" style:parent-style-name="Blue_5f_Curve1_5f_-outline8"/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vertical-align="middl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gr6" style:family="graphic" style:parent-style-name="Accent_20_1">
      <style:graphic-properties draw:textarea-vertical-align="middle" fo:min-height="1.75cm" fo:min-width="27.491cm"/>
    </style:style>
    <style:style style:name="Mgr7" style:family="graphic" style:parent-style-name="Accent_20_1">
      <style:graphic-properties draw:textarea-vertical-align="middle" fo:min-height="1.504cm" fo:min-width="27.4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_5f_Curve1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Blue_5f_Curve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_5f_Curve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_5f_" style:display-name="Blue_Curve1_" style:page-layout-name="PM1" draw:style-name="Mdp1">
      <draw:custom-shape draw:style-name="Mgr6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_5f_-title" draw:layer="backgroundobjects" svg:width="26cm" svg:height="1.328cm" svg:x="1cm" svg:y="0.5cm" presentation:class="title" presentation:placeholder="true">
        <draw:text-box/>
      </draw:frame>
      <draw:frame presentation:style-name="Blue_5f_Curve1_5f_-outline1" draw:layer="backgroundobjects" svg:width="26cm" svg:height="10cm" svg:x="1cm" svg:y="3cm" presentation:class="outline" presentation:placeholder="true">
        <draw:text-box/>
      </draw:frame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_5f_-title" draw:layer="backgroundobjects" svg:width="14.848cm" svg:height="11.136cm" svg:x="3.075cm" svg:y="2.257cm" presentation:class="page"/>
        <draw:frame presentation:style-name="Blue_5f_Curve1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8-18T16:21:52.331863069</meta:creation-date>
    <meta:editing-duration>PT25S</meta:editing-duration>
    <meta:editing-cycles>3</meta:editing-cycles>
    <meta:generator>LibreOffice/7.3.7.2$Linux_X86_64 LibreOffice_project/30$Build-2</meta:generator>
    <dc:title>Blue Curve</dc:title>
    <dc:date>2023-08-18T16:22:17.450113577</dc:date>
    <meta:document-statistic meta:object-count="59"/>
  </office:meta>
</office:document-meta>
</file>